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xedContentModel.MixedContentModel( QName [ ] children , int [ ] type , int offset , int length , boolean order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ixedContentModel.validate( QName [ ] children , int offset , int length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34">
            <text:p text:style-name="Table_20_Contents">34</text:p>
          </table:table-cell>
          <table:table-cell office:value-type="float" office:value="71">
            <text:p text:style-name="Table_20_Contents">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